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ffff00" style:text-align-source="fix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ffff00" style:text-align-source="fix" style:repeat-content="false"/>
      <style:paragraph-properties fo:text-align="center"/>
      <style:text-properties style:font-weight-asian="normal"/>
    </style:style>
    <style:style style:name="ce7" style:family="table-cell" style:parent-style-name="Default" style:data-style-name="N99">
      <style:table-cell-properties fo:background-color="#ffff00" style:text-align-source="fix" style:repeat-content="false"/>
      <style:paragraph-properties fo:text-align="center"/>
      <style:text-properties style:font-weight-asian="normal"/>
    </style:style>
    <style:style style:name="ce8" style:family="table-cell" style:parent-style-name="Default" style:data-style-name="N0">
      <style:table-cell-properties fo:background-color="#ffff00"/>
      <style:text-properties style:font-weight-asian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9" table:default-cell-style-name="ce1"/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http://www.protostack.com/blog/2010/03/character-lcd-displays-part-1/</text:p>
          </table:table-cell>
          <table:covered-table-cell/>
          <table:covered-table-cell table:style-name="Default"/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ontroller schreibt bei fallender Flanke</text:p>
          </table:table-cell>
          <table:table-cell/>
          <table:table-cell table:style-name="ce2" office:value-type="string" calcext:value-type="string" table:number-columns-spanned="5" table:number-rows-spanned="1">
            <text:p>http://www.mikrocontroller.net/articles/HD44780</text:p>
          </table:table-cell>
          <table:covered-table-cell table:number-columns-repeated="3" table:style-name="Default"/>
          <table:covered-table-cell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Registerauswahl</text:p>
          </table:table-cell>
          <table:table-cell/>
          <table:table-cell table:style-name="Default"/>
          <table:table-cell/>
          <table:table-cell office:value-type="string" calcext:value-type="string">
            <text:p>Pinbelegung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Befehl 0</text:p>
          </table:table-cell>
          <table:table-cell office:value-type="string" calcext:value-type="string">
            <text:p>Schreiben 0</text:p>
          </table:table-cell>
          <table:table-cell office:value-type="string" calcext:value-type="string">
            <text:p>Tak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Daten 1</text:p>
          </table:table-cell>
          <table:table-cell office:value-type="string" calcext:value-type="string">
            <text:p>Lesen 1</text:p>
          </table:table-cell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db7</text:p>
          </table:table-cell>
          <table:table-cell table:style-name="ce3" office:value-type="string" calcext:value-type="string">
            <text:p>db6</text:p>
          </table:table-cell>
          <table:table-cell table:style-name="ce3" office:value-type="string" calcext:value-type="string">
            <text:p>db5</text:p>
          </table:table-cell>
          <table:table-cell table:style-name="ce3" office:value-type="string" calcext:value-type="string">
            <text:p>db4</text:p>
          </table:table-cell>
          <table:table-cell office:value-type="string" calcext:value-type="string">
            <text:p>Backlight</text:p>
          </table:table-cell>
          <table:table-cell table:style-name="ce3" office:value-type="string" calcext:value-type="string">
            <text:p>E</text:p>
          </table:table-cell>
          <table:table-cell table:style-name="ce7" office:value-type="string" calcext:value-type="string">
            <text:p>RW</text:p>
          </table:table-cell>
          <table:table-cell table:style-name="ce7" office:value-type="string" calcext:value-type="string">
            <text:p>RS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RW</text:p>
          </table:table-cell>
        </table:table-row>
        <table:table-row table:style-name="ro1">
          <table:table-cell table:number-columns-repeated="2"/>
          <table:table-cell table:style-name="ce3" table:number-columns-repeated="4"/>
          <table:table-cell/>
          <table:table-cell table:style-name="ce3"/>
          <table:table-cell table:style-name="ce7" table:number-columns-repeated="2"/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formula="of:=CONCATENATE(&quot;0x&quot;;DEC2HEX(SUM(8*[.C8]+4*[.D8]+2*[.E8]+1*[.F8]));DEC2HEX(SUM(8*[.G8]+4*[.H8]+2*[.I8]+1*[.J8])))" office:value-type="string" office:string-value="0xEF" calcext:value-type="string">
            <text:p>0xEF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Backlight</text:p>
          </table:table-cell>
        </table:table-row>
        <table:table-row table:style-name="ro1">
          <table:table-cell/>
          <table:table-cell table:formula="of:=CONCATENATE(&quot;0x&quot;;DEC2HEX(SUM(8*[.C9]+4*[.D9]+2*[.E9]+1*[.F9]));DEC2HEX(SUM(8*[.G9]+4*[.H9]+2*[.I9]+1*[.J9])))" office:value-type="string" office:string-value="0x85" calcext:value-type="string">
            <text:p>0x8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Set 4bit mode</text:p>
          </table:table-cell>
          <table:table-cell table:formula="of:=CONCATENATE(&quot;0x&quot;;DEC2HEX(SUM(8*[.C10]+4*[.D10]+2*[.E10]+1*[.F10]));DEC2HEX(SUM(8*[.G10]+4*[.H10]+2*[.I10]+1*[.J10])))" office:value-type="string" office:string-value="0x00" calcext:value-type="string">
            <text:p>0x00</text:p>
          </table:table-cell>
          <table:table-cell table:style-name="ce4" table:number-columns-repeated="4"/>
          <table:table-cell/>
          <table:table-cell table:style-name="ce4"/>
          <table:table-cell table:style-name="ce6" table:number-columns-repeated="2"/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/>
          <table:table-cell table:formula="of:=CONCATENATE(&quot;0x&quot;;DEC2HEX(SUM(8*[.C11]+4*[.D11]+2*[.E11]+1*[.F11]));DEC2HEX(SUM(8*[.G11]+4*[.H11]+2*[.I11]+1*[.J11])))" office:value-type="string" office:string-value="0x2C" calcext:value-type="string">
            <text:p>0x2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/>
          <table:table-cell table:formula="of:=CONCATENATE(&quot;0x&quot;;DEC2HEX(SUM(8*[.C12]+4*[.D12]+2*[.E12]+1*[.F12]));DEC2HEX(SUM(8*[.G12]+4*[.H12]+2*[.I12]+1*[.J12])))" office:value-type="string" office:string-value="0x08" calcext:value-type="string">
            <text:p>0x08</text:p>
          </table:table-cell>
          <table:table-cell table:style-name="ce4" table:number-columns-repeated="4"/>
          <table:table-cell office:value-type="float" office:value="1" calcext:value-type="float">
            <text:p>1</text:p>
          </table:table-cell>
          <table:table-cell table:style-name="ce4"/>
          <table:table-cell table:style-name="ce6" table:number-columns-repeated="2"/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office:value-type="string" calcext:value-type="string">
            <text:p>Set On, Cursor on, Blink</text:p>
          </table:table-cell>
          <table:table-cell table:formula="of:=CONCATENATE(&quot;0x&quot;;DEC2HEX(SUM(8*[.C13]+4*[.D13]+2*[.E13]+1*[.F13]));DEC2HEX(SUM(8*[.G13]+4*[.H13]+2*[.I13]+1*[.J13])))" office:value-type="string" office:string-value="0x00" calcext:value-type="string">
            <text:p>0x00</text:p>
          </table:table-cell>
          <table:table-cell table:style-name="ce4" table:number-columns-repeated="4"/>
          <table:table-cell/>
          <table:table-cell table:style-name="ce4"/>
          <table:table-cell table:style-name="ce6" table:number-columns-repeated="2"/>
          <table:table-cell table:number-columns-repeated="3"/>
        </table:table-row>
        <table:table-row table:style-name="ro1">
          <table:table-cell/>
          <table:table-cell table:formula="of:=CONCATENATE(&quot;0x&quot;;DEC2HEX(SUM(8*[.C14]+4*[.D14]+2*[.E14]+1*[.F14]));DEC2HEX(SUM(8*[.G14]+4*[.H14]+2*[.I14]+1*[.J14])))" office:value-type="string" office:string-value="0x0C" calcext:value-type="string">
            <text:p>0x0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CONCATENATE(&quot;0x&quot;;DEC2HEX(SUM(8*[.C15]+4*[.D15]+2*[.E15]+1*[.F15]));DEC2HEX(SUM(8*[.G15]+4*[.H15]+2*[.I15]+1*[.J15])))" office:value-type="string" office:string-value="0xFC" calcext:value-type="string">
            <text:p>0xFC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CONCATENATE(&quot;0x&quot;;DEC2HEX(SUM(8*[.C16]+4*[.D16]+2*[.E16]+1*[.F16]));DEC2HEX(SUM(8*[.G16]+4*[.H16]+2*[.I16]+1*[.J16])))" office:value-type="string" office:string-value="0x00" calcext:value-type="string">
            <text:p>0x00</text:p>
          </table:table-cell>
          <table:table-cell table:style-name="ce4" table:number-columns-repeated="4"/>
          <table:table-cell/>
          <table:table-cell table:style-name="ce4"/>
          <table:table-cell table:style-name="ce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ntry Mode, Inc. Cur. Pos., no display shift</text:p>
          </table:table-cell>
          <table:table-cell table:formula="of:=CONCATENATE(&quot;0x&quot;;DEC2HEX(SUM(8*[.C17]+4*[.D17]+2*[.E17]+1*[.F17]));DEC2HEX(SUM(8*[.G17]+4*[.H17]+2*[.I17]+1*[.J17])))" office:value-type="string" office:string-value="0x00" calcext:value-type="string">
            <text:p>0x00</text:p>
          </table:table-cell>
          <table:table-cell table:style-name="ce4" table:number-columns-repeated="4"/>
          <table:table-cell/>
          <table:table-cell table:style-name="ce4"/>
          <table:table-cell table:style-name="ce6" table:number-columns-repeated="2"/>
          <table:table-cell table:number-columns-repeated="3"/>
        </table:table-row>
        <table:table-row table:style-name="ro1">
          <table:table-cell/>
          <table:table-cell table:formula="of:=CONCATENATE(&quot;0x&quot;;DEC2HEX(SUM(8*[.C18]+4*[.D18]+2*[.E18]+1*[.F18]));DEC2HEX(SUM(8*[.G18]+4*[.H18]+2*[.I18]+1*[.J18])))" office:value-type="string" office:string-value="0x0C" calcext:value-type="string">
            <text:p>0x0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CONCATENATE(&quot;0x&quot;;DEC2HEX(SUM(8*[.C19]+4*[.D19]+2*[.E19]+1*[.F19]));DEC2HEX(SUM(8*[.G19]+4*[.H19]+2*[.I19]+1*[.J19])))" office:value-type="string" office:string-value="0x6C" calcext:value-type="string">
            <text:p>0x6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CONCATENATE(&quot;0x&quot;;DEC2HEX(SUM(8*[.C20]+4*[.D20]+2*[.E20]+1*[.F20]));DEC2HEX(SUM(8*[.G20]+4*[.H20]+2*[.I20]+1*[.J20])))" office:value-type="string" office:string-value="0x00" calcext:value-type="string">
            <text:p>0x00</text:p>
          </table:table-cell>
          <table:table-cell table:style-name="ce5" table:number-columns-repeated="4"/>
          <table:table-cell table:style-name="Default"/>
          <table:table-cell table:style-name="ce5"/>
          <table:table-cell table:style-name="ce8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formula="of:=CONCATENATE(&quot;0x&quot;;DEC2HEX(SUM(8*[.C21]+4*[.D21]+2*[.E21]+1*[.F21]));DEC2HEX(SUM(8*[.G21]+4*[.H21]+2*[.I21]+1*[.J21])))" office:value-type="string" office:string-value="0x4D" calcext:value-type="string">
            <text:p>0x4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8</text:p>
          </table:table-cell>
          <table:table-cell table:formula="of:=CONCATENATE(&quot;0x&quot;;DEC2HEX(SUM(8*[.C22]+4*[.D22]+2*[.E22]+1*[.F22]));DEC2HEX(SUM(8*[.G22]+4*[.H22]+2*[.I22]+1*[.J22])))" office:value-type="string" office:string-value="0x8D" calcext:value-type="string">
            <text:p>0x8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CONCATENATE(&quot;0x&quot;;DEC2HEX(SUM(8*[.C23]+4*[.D23]+2*[.E23]+1*[.F23]));DEC2HEX(SUM(8*[.G23]+4*[.H23]+2*[.I23]+1*[.J23])))" office:value-type="string" office:string-value="0x00" calcext:value-type="string">
            <text:p>0x00</text:p>
          </table:table-cell>
          <table:table-cell table:style-name="ce4" table:number-columns-repeated="4"/>
          <table:table-cell/>
          <table:table-cell table:style-name="ce4"/>
          <table:table-cell table:style-name="ce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formula="of:=CONCATENATE(&quot;0x&quot;;DEC2HEX(SUM(8*[.C24]+4*[.D24]+2*[.E24]+1*[.F24]));DEC2HEX(SUM(8*[.G24]+4*[.H24]+2*[.I24]+1*[.J24])))" office:value-type="string" office:string-value="0x6D" calcext:value-type="string">
            <text:p>0x6D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CONCATENATE(&quot;0x&quot;;DEC2HEX(SUM(8*[.C25]+4*[.D25]+2*[.E25]+1*[.F25]));DEC2HEX(SUM(8*[.G25]+4*[.H25]+2*[.I25]+1*[.J25])))" office:value-type="string" office:string-value="0x5D" calcext:value-type="string">
            <text:p>0x5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CONCATENATE(&quot;0x&quot;;DEC2HEX(SUM(8*[.C26]+4*[.D26]+2*[.E26]+1*[.F26]));DEC2HEX(SUM(8*[.G26]+4*[.H26]+2*[.I26]+1*[.J26])))" office:value-type="string" office:string-value="0x00" calcext:value-type="string">
            <text:p>0x00</text:p>
          </table:table-cell>
          <table:table-cell/>
          <table:table-cell table:style-name="ce6" table:number-columns-repeated="2"/>
          <table:table-cell table:style-name="ce4" table:number-columns-repeated="2"/>
          <table:table-cell table:style-name="Default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lear Display </text:p>
          </table:table-cell>
          <table:table-cell table:formula="of:=CONCATENATE(&quot;0x&quot;;DEC2HEX(SUM(8*[.C27]+4*[.D27]+2*[.E27]+1*[.F27]));DEC2HEX(SUM(8*[.G27]+4*[.H27]+2*[.I27]+1*[.J27])))" office:value-type="string" office:string-value="0x0C" calcext:value-type="string">
            <text:p>0x0C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CONCATENATE(&quot;0x&quot;;DEC2HEX(SUM(8*[.C28]+4*[.D28]+2*[.E28]+1*[.F28]));DEC2HEX(SUM(8*[.G28]+4*[.H28]+2*[.I28]+1*[.J28])))" office:value-type="string" office:string-value="0x1C" calcext:value-type="string">
            <text:p>0x1C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CONCATENATE(&quot;0x&quot;;DEC2HEX(SUM(8*[.C29]+4*[.D29]+2*[.E29]+1*[.F29]));DEC2HEX(SUM(8*[.G29]+4*[.H29]+2*[.I29]+1*[.J29])))" office:value-type="string" office:string-value="0x00" calcext:value-type="string">
            <text:p>0x00</text:p>
          </table:table-cell>
          <table:table-cell/>
          <table:table-cell table:style-name="ce6" table:number-columns-repeated="2"/>
          <table:table-cell table:style-name="ce4" table:number-columns-repeated="2"/>
          <table:table-cell table:style-name="Default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ursor auf Start</text:p>
          </table:table-cell>
          <table:table-cell table:formula="of:=CONCATENATE(&quot;0x&quot;;DEC2HEX(SUM(8*[.C30]+4*[.D30]+2*[.E30]+1*[.F30]));DEC2HEX(SUM(8*[.G30]+4*[.H30]+2*[.I30]+1*[.J30])))" office:value-type="string" office:string-value="0x0C" calcext:value-type="string">
            <text:p>0x0C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CONCATENATE(&quot;0x&quot;;DEC2HEX(SUM(8*[.C31]+4*[.D31]+2*[.E31]+1*[.F31]));DEC2HEX(SUM(8*[.G31]+4*[.H31]+2*[.I31]+1*[.J31])))" office:value-type="string" office:string-value="0x2C" calcext:value-type="string">
            <text:p>0x2C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CONCATENATE(&quot;0x&quot;;DEC2HEX(SUM(8*[.C32]+4*[.D32]+2*[.E32]+1*[.F32]));DEC2HEX(SUM(8*[.G32]+4*[.H32]+2*[.I32]+1*[.J32])))" office:value-type="string" office:string-value="0x00" calcext:value-type="string">
            <text:p>0x00</text:p>
          </table:table-cell>
          <table:table-cell/>
          <table:table-cell table:style-name="ce6" table:number-columns-repeated="2"/>
          <table:table-cell table:style-name="ce4" table:number-columns-repeated="2"/>
          <table:table-cell table:style-name="Default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odus</text:p>
          </table:table-cell>
          <table:table-cell table:formula="of:=CONCATENATE(&quot;0x&quot;;DEC2HEX(SUM(8*[.C33]+4*[.D33]+2*[.E33]+1*[.F33]));DEC2HEX(SUM(8*[.G33]+4*[.H33]+2*[.I33]+1*[.J33])))" office:value-type="string" office:string-value="0x0C" calcext:value-type="string">
            <text:p>0x0C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CONCATENATE(&quot;0x&quot;;DEC2HEX(SUM(8*[.C34]+4*[.D34]+2*[.E34]+1*[.F34]));DEC2HEX(SUM(8*[.G34]+4*[.H34]+2*[.I34]+1*[.J34])))" office:value-type="string" office:string-value="0x6C" calcext:value-type="string">
            <text:p>0x6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4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106" number:language="de" number:country="DE">
      <number:text>LO</number:text>
      <number:era/>
      <number:text>I</number:text>
      <number:seconds/>
      <number:text>C</number:text>
      <number:hours/>
      <number:text>2</number:text>
    </number:date-style>
    <number:number-style style:name="N10107" number:language="de" number:country="DE">
      <number:text>1|</number:text>
      <number:number number:decimal-places="0" number:min-integer-digits="1"/>
    </number:number-style>
    <number:number-style style:name="N10108" number:language="de" number:country="DE">
      <number:text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.00.0000</text:date>, <text:time style:data-style-name="N2" text:time-value="16:49:40.8378652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Osswald</meta:initial-creator>
    <meta:creation-date>2015-06-02T12:23:27.686088532</meta:creation-date>
    <dc:date>2016-04-20T16:49:59.940082192</dc:date>
    <dc:creator>Malte Osswald</dc:creator>
    <meta:editing-duration>PT8H8M39S</meta:editing-duration>
    <meta:editing-cycles>17</meta:editing-cycles>
    <meta:generator>LibreOffice/4.2.8.2$Linux_X86_64 LibreOffice_project/420m0$Build-2</meta:generator>
    <meta:document-statistic meta:table-count="1" meta:cell-count="207" meta:object-count="0"/>
  </office:meta>
</office:document-meta>
</file>